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fbb5" officeooo:paragraph-rsid="000ffbb5"/>
    </style:style>
    <style:style style:name="P2" style:family="paragraph" style:parent-style-name="Standard">
      <style:paragraph-properties fo:text-align="center" style:justify-single-word="false"/>
      <style:text-properties fo:color="#ce181e" fo:font-size="18pt" style:text-underline-style="none" fo:font-weight="bold" officeooo:rsid="000ffbb5" officeooo:paragraph-rsid="000ffbb5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++</text:p>
      <text:p text:style-name="P1"/>
      <text:p text:style-name="P1">Char <text:tab/><text:tab/><text:tab/>- <text:s/><text:tab/> %c</text:p>
      <text:p text:style-name="P1">String<text:tab/><text:tab/><text:tab/>- <text:tab/> %s</text:p>
      <text:p text:style-name="P1">Int <text:tab/><text:tab/><text:tab/>-<text:tab/> %d</text:p>
      <text:p text:style-name="P1">Long<text:tab/><text:tab/><text:tab/>- <text:s text:c="9"/><text:tab/> %ld</text:p>
      <text:p text:style-name="P1">Completa c/ branco <text:tab/>- <text:tab/> %10d</text:p>
      <text:p text:style-name="P1">Completa c/ 0 <text:tab/><text:tab/>- <text:s/><text:tab/> %010d</text:p>
      <text:p text:style-name="P1">Real<text:tab/><text:tab/><text:tab/>- <text:tab/> %f</text:p>
      <text:p text:style-name="P1">Real formatado <text:tab/>- <text:s text:c="2"/><text:tab/> %4.2f</text:p>
      <text:p text:style-name="P1"/>
      <text:p text:style-name="P1"># → serve oara declarar constantes (# define L2)</text:p>
      <text:p text:style-name="P1">gets → entrada de dados pelo usuá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5:06:49.376445865</meta:creation-date>
    <dc:date>2019-08-19T15:15:03.822130863</dc:date>
    <meta:editing-duration>PT8M16S</meta:editing-duration>
    <meta:editing-cycles>1</meta:editing-cycles>
    <meta:document-statistic meta:table-count="0" meta:image-count="0" meta:object-count="0" meta:page-count="1" meta:paragraph-count="11" meta:word-count="46" meta:character-count="246" meta:non-whitespace-character-count="167"/>
    <meta:generator>LibreOffice/6.0.7.3$Linux_X86_64 LibreOffice_project/00m0$Build-3</meta:generator>
  </office:meta>
</office:document-meta>
</file>